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7c2" officeooo:paragraph-rsid="001d37c2"/>
    </style:style>
    <style:style style:name="P2" style:family="paragraph" style:parent-style-name="Standard">
      <style:text-properties style:text-underline-style="solid" style:text-underline-width="auto" style:text-underline-color="font-color" officeooo:rsid="001d37c2" officeooo:paragraph-rsid="001d37c2"/>
    </style:style>
    <style:style style:name="P3" style:family="paragraph" style:parent-style-name="Standard">
      <style:text-properties style:text-underline-style="none" officeooo:rsid="001d37c2" officeooo:paragraph-rsid="001e52cf"/>
    </style:style>
    <style:style style:name="P4" style:family="paragraph" style:parent-style-name="Standard">
      <style:text-properties style:text-underline-style="none" officeooo:rsid="001e52cf" officeooo:paragraph-rsid="001e52cf"/>
    </style:style>
    <style:style style:name="P5" style:family="paragraph" style:parent-style-name="Standard">
      <style:text-properties style:text-underline-style="none" fo:font-weight="bold" officeooo:rsid="001d37c2" officeooo:paragraph-rsid="001e52cf" style:font-weight-asian="bold" style:font-weight-complex="bold"/>
    </style:style>
    <style:style style:name="P6" style:family="paragraph" style:parent-style-name="Standard">
      <style:text-properties style:text-underline-style="none" officeooo:rsid="001f1b89" officeooo:paragraph-rsid="001f1b89"/>
    </style:style>
    <style:style style:name="P7" style:family="paragraph" style:parent-style-name="Standard">
      <style:text-properties fo:font-style="italic" style:text-underline-style="none" fo:font-weight="bold" officeooo:rsid="001f1b89" officeooo:paragraph-rsid="001f1b89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normal" style:text-underline-style="none" officeooo:rsid="001d37c2" officeooo:paragraph-rsid="001d37c2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f1b89" officeooo:paragraph-rsid="001f1b89" style:font-style-asian="normal" style:font-style-complex="normal"/>
    </style:style>
    <style:style style:name="P10" style:family="paragraph" style:parent-style-name="Standard">
      <style:text-properties fo:font-style="normal" style:text-underline-style="none" fo:font-weight="normal" officeooo:rsid="001f1b89" officeooo:paragraph-rsid="001f1b8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officeooo:rsid="001e52cf" officeooo:paragraph-rsid="001e52cf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52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put</text:p>
      <text:p text:style-name="P1">- Books</text:p>
      <text:p text:style-name="P1">- art</text:p>
      <text:p text:style-name="P1">- music</text:p>
      <text:p text:style-name="P1">- films</text:p>
      <text:p text:style-name="P1">- surveys</text:p>
      <text:p text:style-name="P1"/>
      <text:p text:style-name="P1">- Advisor/scholarly comments</text:p>
      <text:p text:style-name="P1"/>
      <text:p text:style-name="P2">In between </text:p>
      <text:p text:style-name="P1">- Feelings: limits</text:p>
      <text:p text:style-name="P1">- digitizing “reading”, “viewing” texts</text:p>
      <text:p text:style-name="P1"><text:tab/>- read_csv()</text:p>
      <text:p text:style-name="P1"><text:tab/>- readText()</text:p>
      <text:p text:style-name="P1"><text:s/></text:p>
      <text:p text:style-name="P2">Analysis</text:p>
      <text:p text:style-name="P3">- <text:span text:style-name="T2">READ stuff (watch)</text:span></text:p>
      <text:p text:style-name="P5">- <text:span text:style-name="T2">Critical Judgement: Pragmatic criteria, How much is enough?</text:span></text:p>
      <text:p text:style-name="P3">- <text:s/><text:span text:style-name="T2">Pick stuff / compare</text:span></text:p>
      <text:p text:style-name="P3"><text:tab/>- <text:span text:style-name="T2">think about stuff</text:span></text:p>
      <text:p text:style-name="P3">- <text:span text:style-name="T2">organize it - (writing)</text:span></text:p>
      <text:p text:style-name="P8"/>
      <text:p text:style-name="P9">*Exploratory*</text:p>
      <text:p text:style-name="P2"/>
      <text:p text:style-name="P2">Output/ <text:span text:style-name="T2">Goals</text:span></text:p>
      <text:p text:style-name="P2"/>
      <text:p text:style-name="P4">book </text:p>
      <text:p text:style-name="P4">article</text:p>
      <text:p text:style-name="P4">talk</text:p>
      <text:p text:style-name="P4"/>
      <text:p text:style-name="P6">Data Visualization</text:p>
      <text:p text:style-name="P6">blogs, websites</text:p>
      <text:p text:style-name="P6">project</text:p>
      <text:p text:style-name="P6">software</text:p>
      <text:p text:style-name="P6"/>
      <text:p text:style-name="P6"/>
      <text:p text:style-name="P4"/>
      <text:p text:style-name="P11">Feelings with Output</text:p>
      <text:p text:style-name="P9">Fluidity</text:p>
      <text:p text:style-name="P2"/>
      <text:p text:style-name="P2"/>
      <text:p text:style-name="P7">Notes about the Discussion</text:p>
      <text:p text:style-name="P10"/>
      <text:p text:style-name="P10">If some things are unrepresentable</text:p>
      <text:p text:style-name="P10"/>
      <text:p text:style-name="P10">Utility of networks – why? And what are they good for</text:p>
      <text:p text:style-name="P10">- examples + waze app</text:p>
      <text:p text:style-name="P10">- How DHers use twitter – networks</text:p>
      <text:p text:style-name="P10"/>
      <text:p text:style-name="P10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3:26:09.573334222</meta:creation-date>
    <dc:date>2018-10-15T15:35:55.771585703</dc:date>
    <meta:editing-duration>PT1H39M15S</meta:editing-duration>
    <meta:editing-cycles>1</meta:editing-cycles>
    <meta:document-statistic meta:table-count="0" meta:image-count="0" meta:object-count="0" meta:page-count="2" meta:paragraph-count="35" meta:word-count="102" meta:character-count="606" meta:non-whitespace-character-count="529"/>
    <meta:generator>LibreOffice/6.0.3.2$Linux_X86_64 LibreOffice_project/00m0$Build-2</meta:generator>
  </office:meta>
</office:document-meta>
</file>